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47274" officeooo:paragraph-rsid="0014727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incipes d’architectur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Lohit Devanagari1" svg:font-family="'Lohit Devanagari'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1" style:font-family-complex="'Lohit Devanagari'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5T14:20:21.926569843</meta:creation-date>
    <dc:date>2022-06-15T14:21:16.089918284</dc:date>
    <meta:editing-duration>PT54S</meta:editing-duration>
    <meta:editing-cycles>1</meta:editing-cycles>
    <meta:document-statistic meta:table-count="0" meta:image-count="0" meta:object-count="0" meta:page-count="1" meta:paragraph-count="1" meta:word-count="2" meta:character-count="24" meta:non-whitespace-character-count="23"/>
    <meta:generator>LibreOffice/7.2.7.2$Linux_X86_64 LibreOffice_project/20$Build-2</meta:generator>
  </office:meta>
</office:document-meta>
</file>